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950e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fo:background-color="#ffffc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background-color="#ffff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admap for buiding a use case in a web application</text:h>
      <text:p text:style-name="P2">Created by : Vincent Destailleur ; inspired by : <text:s/>HFSJ p74</text:p>
      <text:p text:style-name="P2">09-01-18 : v1</text:p>
      <text:p text:style-name="P2"/>
      <text:p text:style-name="P2">Modify by : Philippe Lardennois</text:p>
      <text:p text:style-name="P2">09-01-22 : v2</text:p>
      <text:p text:style-name="P5">Changes</text:p>
      <text:p text:style-name="P2"/>
      <text:p text:style-name="P2">Modify by : </text:p>
      <text:p text:style-name="P2">xx-xx-xx : v3</text:p>
      <text:p text:style-name="P1">Changes</text:p>
      <text:p text:style-name="P1"/>
      <text:p text:style-name="Text_20_body"><text:tab/>The goal of the document is to explain the good practise to achieve (develop the code) a use case in our JEE web application.</text:p>
      <text:p text:style-name="Text_20_body"><text:tab/>To <text:span text:style-name="T4">develop</text:span>, we always follow the MVC design pattern.</text:p>
      <text:p text:style-name="Text_20_body"/>
      <text:p text:style-name="Text_20_body"><text:tab/>It is a four-process for <text:bookmark-start text:name="DDE_LINK1"/>developing<text:bookmark-end text:name="DDE_LINK1"/> a use case :</text:p>
      <text:p text:style-name="Text_20_body">1-Reviewed the user <text:span text:style-name="T1">views </text:span><text:span text:style-name="T2">(JSP)</text:span></text:p>
      <text:p text:style-name="P3">&gt;the number of view ?</text:p>
      <text:p text:style-name="P3">&gt;role of each one ?</text:p>
      <text:p text:style-name="P3"><text:tab/>This process is achieved when you have created all the views with Quanta Plus</text:p>
      <text:p text:style-name="P3"/>
      <text:p text:style-name="P3">2-Look at the architecture or (construct the MVC)</text:p>
      <text:p text:style-name="Text_20_body">&gt;what <text:span text:style-name="T4">class</text:span> <text:span text:style-name="T4">do</text:span> I need ?</text:p>
      <text:p text:style-name="Text_20_body">&gt;how many class <text:span text:style-name="T4">do</text:span> I need ?</text:p>
      <text:p text:style-name="Text_20_body">&gt;I'm followed the <text:span text:style-name="T4">Object-Oriented</text:span> principles ?</text:p>
      <text:p text:style-name="Text_20_body">&gt;good packaging ?</text:p>
      <text:p text:style-name="Text_20_body"><text:tab/>This process is <text:span text:style-name="T2">achieved when you have a class diagram in ArgoUML</text:span></text:p>
      <text:p text:style-name="Text_20_body"/>
      <text:p text:style-name="Text_20_body">3-Setup the deployment environments.</text:p>
      <text:p text:style-name="Text_20_body"><text:tab/> This process is <text:span text:style-name="T2">achieved when you have implement the Deployment Description XML</text:span></text:p>
      <text:p text:style-name="P3"/>
      <text:p text:style-name="Text_20_body"><text:span text:style-name="T1">4-Creating the app for the use case :</text:span><text:span text:style-name="T2"> </text:span></text:p>
      <text:p text:style-name="Text_20_body"><text:tab/></text:p>
      <text:p text:style-name="Text_20_body"><text:tab/>4a-Build and test the HTML form that the user will first request</text:p>
      <text:p text:style-name="Text_20_body"><text:tab/>4b-Build and test <text:span text:style-name="T1">version 1 </text:span><text:span text:style-name="T2">of the controller servlet with the HMTL form. This version is <text:tab/>invoked via the HTML form and prints the parameter it receives.</text:span></text:p>
      <text:p text:style-name="P3"><text:tab/>4c-Build a test class for the expert / Model classes, then build and test the expert / Model <text:soft-page-break/><text:tab/>classes itself.</text:p>
      <text:p text:style-name="Text_20_body"><text:span text:style-name="T2"><text:tab/>4d-Upgrade the servlet to </text:span><text:span text:style-name="T1">version 2</text:span><text:span text:style-name="T2">. This version adds the capability of calling the model <text:tab/>class.</text:span></text:p>
      <text:p text:style-name="Text_20_body"><text:tab/>4e-Build the answer JSP, upgrade the servlet to <text:span text:style-name="T1">version 3 </text:span><text:span text:style-name="T2">(wich adds the capability of dispatching to the JSP), and test the whole use case.</text:span></text:p>
      <text:p text:style-name="P3"/>
      <text:p text:style-name="Text_20_body"><text:span text:style-name="T3">Notice :</text:span><text:span text:style-name="T2"> This is just an ordonnancement model, you have to adapt of your use case.</text:span></text:p>
      <text:p text:style-name="P3"/>
      <text:p text:style-name="P3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vincent</meta:initial-creator>
    <meta:creation-date>2009-01-18T21:46:23</meta:creation-date>
    <dc:date>2009-01-22T17:52:41</dc:date>
    <meta:editing-cycles>2</meta:editing-cycles>
    <meta:editing-duration>PT8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3" meta:word-count="292" meta:character-count="1619"/>
  </office:meta>
</office:document-meta>
</file>